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i quieres, puedo enseñarte <text:span text:style-name="Strong_20_Emphasis">cómo simular una “mini botnet” en un laboratorio local controlado (100% legal)</text:span> para entender el concepto sin riesgos 👍 </text:p>
      <text:p text:style-name="Standard"/>
      <text:p text:style-name="Standard"/>
      <text:p text:style-name="Horizontal_20_Line"/>
      <text:p text:style-name="P9"/>
      <text:p text:style-name="P9">eso suena bien. como simular una mini botnet en un laboratorio local controlado? </text:p>
      <text:p text:style-name="Text_20_body"/>
      <text:p text:style-name="Horizontal_20_Line"/>
      <text:p text:style-name="Standard"/>
      <text:p text:style-name="Standard"/>
      <text:p text:style-name="Standard"/>
      <text:p text:style-name="Standard"/>
      <text:p text:style-name="Text_20_body">Buena idea—aprenderlo en un <text:span text:style-name="Strong_20_Emphasis">laboratorio aislado</text:span> es la forma correcta 👍. No vamos a crear malware real ni nada que salga a Internet; la idea es <text:span text:style-name="Strong_20_Emphasis">simular el concepto de “mando y control” (C2)</text:span> con programas propios y controlados por ti.</text:p>
      <text:p text:style-name="Horizontal_20_Line"/>
      <text:h text:style-name="Heading_20_2" text:outline-level="2">🧪 Concepto de la “mini botnet” (simulada)</text:h>
      <text:p text:style-name="Text_20_body">Vas a tener:</text:p>
      <text:list xml:id="list2107261823" text:style-name="L1">
        <text:list-item>
          <text:p text:style-name="P2">🖥️ <text:span text:style-name="Strong_20_Emphasis">Servidor (C2)</text:span>: envía órdenes</text:p>
        </text:list-item>
        <text:list-item>
          <text:p text:style-name="P2">💻 <text:span text:style-name="Strong_20_Emphasis">Clientes (“bots”)</text:span>: reciben órdenes y ejecutan acciones <text:span text:style-name="Strong_20_Emphasis">inofensivas</text:span> (ej. imprimir texto o responder “pong”)</text:p>
        </text:list-item>
      </text:list>
      <text:p text:style-name="Text_20_body">👉 Todo ocurre <text:span text:style-name="Strong_20_Emphasis">solo en tu máquina o red local</text:span>, sin infección ni propagación.</text:p>
      <text:p text:style-name="Horizontal_20_Line"/>
      <text:h text:style-name="Heading_20_2" text:outline-level="2">🔒 1. Preparar el entorno (aislado)</text:h>
      <text:p text:style-name="Text_20_body">Opciones seguras:</text:p>
      <text:list xml:id="list4011395752" text:style-name="L2">
        <text:list-item>
          <text:p text:style-name="P3">Varias máquinas virtuales con VirtualBox</text:p>
        </text:list-item>
        <text:list-item>
          <text:p text:style-name="P3">O procesos separados en tu propia PC (más simple)</text:p>
        </text:list-item>
      </text:list>
      <text:p text:style-name="Text_20_body">Medidas:</text:p>
      <text:list xml:id="list1726940673" text:style-name="L3">
        <text:list-item>
          <text:p text:style-name="P4">❌ No abrir puertos a Internet</text:p>
        </text:list-item>
        <text:list-item>
          <text:p text:style-name="P4">❌ No usar tu red pública</text:p>
        </text:list-item>
        <text:list-item>
          <text:p text:style-name="P4">✅ Usar <text:span text:style-name="Source_20_Text">localhost</text:span> (127.0.0.1)</text:p>
        </text:list-item>
      </text:list>
      <text:p text:style-name="Horizontal_20_Line"><text:soft-page-break/></text:p>
      <text:h text:style-name="Heading_20_2" text:outline-level="2">🧠 2. Ejemplo básico en Python</text:h>
      <text:h text:style-name="Heading_20_3" text:outline-level="3">🔹 Servidor (C2)</text:h>
      <text:p text:style-name="Text_20_body">Este script envía comandos a los clientes:</text:p>
      <text:p text:style-name="Preformatted_20_Text"><text:span text:style-name="Source_20_Text"># server.py</text:span></text:p>
      <text:p text:style-name="Preformatted_20_Text"><text:span text:style-name="Source_20_Text">import socket</text:span></text:p>
      <text:p text:style-name="Preformatted_20_Text"/>
      <text:p text:style-name="Preformatted_20_Text"><text:span text:style-name="Source_20_Text">HOST = '127.0.0.1'</text:span></text:p>
      <text:p text:style-name="Preformatted_20_Text"><text:span text:style-name="Source_20_Text">PORT = 5000</text:span></text:p>
      <text:p text:style-name="Preformatted_20_Text"/>
      <text:p text:style-name="Preformatted_20_Text"><text:span text:style-name="Source_20_Text">server = socket.socket(socket.AF_INET, socket.SOCK_STREAM)</text:span></text:p>
      <text:p text:style-name="Preformatted_20_Text"><text:span text:style-name="Source_20_Text">server.bind((HOST, PORT))</text:span></text:p>
      <text:p text:style-name="Preformatted_20_Text"><text:span text:style-name="Source_20_Text">server.listen()</text:span></text:p>
      <text:p text:style-name="Preformatted_20_Text"/>
      <text:p text:style-name="Preformatted_20_Text"><text:span text:style-name="Source_20_Text">print("Servidor esperando conexiones...")</text:span></text:p>
      <text:p text:style-name="Preformatted_20_Text"/>
      <text:p text:style-name="Preformatted_20_Text"><text:span text:style-name="Source_20_Text">clients = []</text:span></text:p>
      <text:p text:style-name="Preformatted_20_Text"/>
      <text:p text:style-name="Preformatted_20_Text"><text:span text:style-name="Source_20_Text">while True:</text:span></text:p>
      <text:p text:style-name="Preformatted_20_Text"><text:span text:style-name="Source_20_Text"><text:s text:c="4"/>conn, addr = server.accept()</text:span></text:p>
      <text:p text:style-name="Preformatted_20_Text"><text:span text:style-name="Source_20_Text"><text:s text:c="4"/>clients.append(conn)</text:span></text:p>
      <text:p text:style-name="Preformatted_20_Text"><text:span text:style-name="Source_20_Text"><text:s text:c="4"/>print(f"Cliente conectado: {addr}")</text:span></text:p>
      <text:p text:style-name="Preformatted_20_Text"/>
      <text:p text:style-name="Preformatted_20_Text"><text:span text:style-name="Source_20_Text"><text:s text:c="4"/>comando = input("Comando para enviar: ")</text:span></text:p>
      <text:p text:style-name="Preformatted_20_Text"/>
      <text:p text:style-name="Preformatted_20_Text"><text:span text:style-name="Source_20_Text"><text:s text:c="4"/>for c in clients:</text:span></text:p>
      <text:p text:style-name="P1"><text:span text:style-name="Source_20_Text"><text:s text:c="8"/>c.send(comando.encode())</text:span></text:p>
      <text:p text:style-name="Horizontal_20_Line"/>
      <text:h text:style-name="Heading_20_3" text:outline-level="3">🔹 Cliente (bot simulado)</text:h>
      <text:p text:style-name="Text_20_body">Recibe y ejecuta comandos simples:</text:p>
      <text:p text:style-name="Preformatted_20_Text"><text:span text:style-name="Source_20_Text"># client.py</text:span></text:p>
      <text:p text:style-name="Preformatted_20_Text"><text:span text:style-name="Source_20_Text">import socket</text:span></text:p>
      <text:p text:style-name="Preformatted_20_Text"/>
      <text:p text:style-name="Preformatted_20_Text"><text:span text:style-name="Source_20_Text">HOST = '127.0.0.1'</text:span></text:p>
      <text:p text:style-name="Preformatted_20_Text"><text:span text:style-name="Source_20_Text">PORT = 5000</text:span></text:p>
      <text:p text:style-name="Preformatted_20_Text"/>
      <text:p text:style-name="Preformatted_20_Text"><text:span text:style-name="Source_20_Text">client = socket.socket(socket.AF_INET, socket.SOCK_STREAM)</text:span></text:p>
      <text:p text:style-name="Preformatted_20_Text"><text:span text:style-name="Source_20_Text">client.connect((HOST, PORT))</text:span></text:p>
      <text:p text:style-name="Preformatted_20_Text"/>
      <text:p text:style-name="Preformatted_20_Text"><text:span text:style-name="Source_20_Text">while True:</text:span></text:p>
      <text:p text:style-name="Preformatted_20_Text"><text:span text:style-name="Source_20_Text"><text:s text:c="4"/>data = client.recv(1024).decode()</text:span></text:p>
      <text:p text:style-name="Preformatted_20_Text"/>
      <text:p text:style-name="Preformatted_20_Text"><text:span text:style-name="Source_20_Text"><text:s text:c="4"/>if data == "ping":</text:span></text:p>
      <text:p text:style-name="Preformatted_20_Text"><text:span text:style-name="Source_20_Text"><text:s text:c="8"/>print("pong")</text:span></text:p>
      <text:p text:style-name="Preformatted_20_Text"><text:span text:style-name="Source_20_Text"><text:s text:c="4"/>elif data == "hello":</text:span></text:p>
      <text:p text:style-name="Preformatted_20_Text"><text:span text:style-name="Source_20_Text"><text:s text:c="8"/>print("Hola desde el cliente")</text:span></text:p>
      <text:p text:style-name="Preformatted_20_Text"><text:span text:style-name="Source_20_Text"><text:s text:c="4"/>else:</text:span></text:p>
      <text:p text:style-name="P1"><text:span text:style-name="Source_20_Text"><text:s text:c="8"/>print(f"Comando recibido: {data}")</text:span></text:p>
      <text:p text:style-name="Horizontal_20_Line"><text:soft-page-break/></text:p>
      <text:h text:style-name="Heading_20_2" text:outline-level="2">▶️ 3. Cómo probarlo</text:h>
      <text:list xml:id="list3110759122" text:style-name="L4">
        <text:list-item>
          <text:p text:style-name="P5">Ejecuta <text:span text:style-name="Source_20_Text">server.py</text:span></text:p>
        </text:list-item>
        <text:list-item>
          <text:p text:style-name="P5">Ejecuta <text:span text:style-name="Source_20_Text">client.py</text:span> varias veces (simulas múltiples bots)</text:p>
        </text:list-item>
        <text:list-item>
          <text:p text:style-name="P5">Escribe comandos en el servidor:</text:p>
          <text:list>
            <text:list-item>
              <text:p text:style-name="P5"><text:span text:style-name="Source_20_Text">ping</text:span></text:p>
            </text:list-item>
            <text:list-item>
              <text:p text:style-name="P5"><text:span text:style-name="Source_20_Text">hello</text:span></text:p>
            </text:list-item>
          </text:list>
        </text:list-item>
      </text:list>
      <text:p text:style-name="Text_20_body">Verás cómo todos los clientes responden al mismo tiempo.</text:p>
      <text:p text:style-name="Horizontal_20_Line"/>
      <text:h text:style-name="Heading_20_2" text:outline-level="2">🧩 Qué estás aprendiendo realmente</text:h>
      <text:p text:style-name="Text_20_body">Este laboratorio te enseña:</text:p>
      <text:list xml:id="list3818858018" text:style-name="L5">
        <text:list-item>
          <text:p text:style-name="P6">Comunicación cliente-servidor</text:p>
        </text:list-item>
        <text:list-item>
          <text:p text:style-name="P6">Control centralizado (C2)</text:p>
        </text:list-item>
        <text:list-item>
          <text:p text:style-name="P6">Ejecución remota de comandos (simulada)</text:p>
        </text:list-item>
        <text:list-item>
          <text:p text:style-name="P6">Conceptos usados en botnets reales (sin hacer daño)</text:p>
        </text:list-item>
      </text:list>
      <text:p text:style-name="Horizontal_20_Line"/>
      <text:h text:style-name="Heading_20_2" text:outline-level="2">🚀 Para hacerlo más avanzado (opcional)</text:h>
      <text:list xml:id="list3745947955" text:style-name="L6">
        <text:list-item>
          <text:p text:style-name="P7">Usar JSON para comandos estructurados</text:p>
        </text:list-item>
        <text:list-item>
          <text:p text:style-name="P7">Añadir autenticación básica</text:p>
        </text:list-item>
        <text:list-item>
          <text:p text:style-name="P7">Registrar actividad (logs)</text:p>
        </text:list-item>
        <text:list-item>
          <text:p text:style-name="P7">Simular red con varias VMs</text:p>
        </text:list-item>
        <text:list-item>
          <text:p text:style-name="P7">Analizar tráfico con Wireshark</text:p>
        </text:list-item>
      </text:list>
      <text:p text:style-name="Horizontal_20_Line"/>
      <text:h text:style-name="Heading_20_2" text:outline-level="2">⚠️ Mantén esto claro</text:h>
      <text:list xml:id="list1102040862" text:style-name="L7">
        <text:list-item>
          <text:p text:style-name="P8">Esto es <text:span text:style-name="Strong_20_Emphasis">educativo y controlado</text:span></text:p>
        </text:list-item>
        <text:list-item>
          <text:p text:style-name="P8">No lo uses fuera de tu laboratorio</text:p>
        </text:list-item>
        <text:list-item>
          <text:p text:style-name="P8">No intentes “expandirlo” a otros dispositivos</text:p>
        </text:list-item>
      </text:list>
      <text:p text:style-name="Horizontal_20_Line"/>
      <text:p text:style-name="Text_20_body"><text:soft-page-break/>Si quieres, puedo ayudarte a convertir esto en un laboratorio más realista (por ejemplo, con varias máquinas virtuales y visualización del tráfico paso a paso) 👨‍💻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22:29:30.521000000</meta:creation-date>
    <dc:date>2026-04-04T22:32:59.651000000</dc:date>
    <meta:editing-duration>PT3M29S</meta:editing-duration>
    <meta:editing-cycles>1</meta:editing-cycles>
    <meta:document-statistic meta:table-count="0" meta:image-count="0" meta:object-count="0" meta:page-count="4" meta:paragraph-count="75" meta:word-count="422" meta:character-count="2741" meta:non-whitespace-character-count="2349"/>
    <meta:generator>LibreOffice/7.3.5.2$Windows_X86_64 LibreOffice_project/184fe81b8c8c30d8b5082578aee2fed2ea847c01</meta:generator>
  </office:meta>
</office:document-meta>
</file>